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0C8000000C80EFF2A1D9F93ED30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Pictures/1000000000000020000000204B249CA79A42C6D7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017cm"/>
    </style:style>
    <style:style style:name="gr4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stroke="none" draw:fill="none" fo:min-height="1.138cm"/>
    </style:style>
    <style:style style:name="gr9" style:family="graphic" style:parent-style-name="standard">
      <style:graphic-properties draw:stroke="none" draw:fill="none" fo:min-height="0.739cm"/>
    </style:style>
    <style:style style:name="gr1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11" style:family="graphic" style:parent-style-name="standard">
      <style:graphic-properties draw:stroke="none" draw:fill="none" fo:min-height="0.95cm"/>
    </style:style>
    <style:style style:name="gr12" style:family="graphic" style:parent-style-name="standard">
      <style:graphic-properties draw:stroke="none" draw:fill="none" fo:min-height="1.565cm"/>
    </style:style>
    <style:style style:name="gr13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431cm"/>
    </style:style>
    <style:style style:name="gr14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1.138cm"/>
    </style:style>
    <style:style style:name="gr16" style:family="graphic" style:parent-style-name="Обычный_5f_1">
      <style:graphic-properties draw:stroke="none" draw:fill="none" fo:min-height="0.95cm"/>
    </style:style>
    <style:style style:name="gr17" style:family="graphic" style:parent-style-name="Обычный_5f_1">
      <style:graphic-properties draw:stroke="none" draw:fill="none" fo:min-height="2.212cm"/>
    </style:style>
    <style:style style:name="gr18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431cm"/>
    </style:style>
    <style:style style:name="gr1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49">
      <style:graphic-properties draw:stroke="none" draw:fill="none" fo:min-height="1.138cm"/>
    </style:style>
    <style:style style:name="gr21" style:family="graphic" style:parent-style-name="Обычный_5f_1_5f_1_5f_1_5f_49">
      <style:graphic-properties draw:stroke="none" draw:fill="none" fo:min-height="0.95cm"/>
    </style:style>
    <style:style style:name="gr22" style:family="graphic" style:parent-style-name="Обычный_5f_1_5f_1_5f_1_5f_49">
      <style:graphic-properties draw:stroke="none" draw:fill="none" fo:min-height="0.75cm"/>
    </style:style>
    <style:style style:name="gr23" style:family="graphic" style:parent-style-name="Обычный_5f_1_5f_1_5f_1_5f_48_5f_1_5f_1">
      <style:graphic-properties draw:stroke="none" svg:stroke-color="#000000" draw:fill="none" draw:fill-color="#ffffff" draw:auto-grow-height="true" draw:auto-grow-width="false" fo:max-height="0cm" fo:min-height="0.431cm"/>
    </style:style>
    <style:style style:name="gr24" style:family="graphic" style:parent-style-name="Обычный_5f_1_5f_1_5f_1_5f_49_5f_1">
      <style:graphic-properties draw:stroke="none" draw:fill="none" fo:min-height="4.95cm"/>
    </style:style>
    <style:style style:name="gr2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26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27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2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29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30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31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1.2cm"/>
    </style:style>
    <style:style style:name="gr33" style:family="graphic" style:parent-style-name="Обычный_5f_2_5f_2_5f_1">
      <style:graphic-properties draw:stroke="none" draw:fill="none" fo:min-height="8.95cm"/>
    </style:style>
    <style:style style:name="gr3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r7" style:family="presentation" style:parent-style-name="Inspiration-title">
      <style:graphic-properties fo:min-height="1.6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1" style:font-name-asian="DejaVu Sans1" style:font-name-complex="DejaVu Sans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 style:font-name="DejaVu Sans1" style:font-name-asian="DejaVu Sans1" style:font-name-complex="DejaVu Sans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1" fo:font-weight="normal" style:font-name-asian="DejaVu Sans1" style:font-weight-asian="normal" style:font-name-complex="DejaVu Sans1" style:font-weight-complex="normal"/>
    </style:style>
    <style:style style:name="T17" style:family="text">
      <style:text-properties style:text-position="-33% 58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position="33% 58%" style:font-name="DejaVu Sans1" style:font-name-asian="DejaVu Sans1" style:font-name-complex="DejaVu Sans1"/>
    </style:style>
    <style:style style:name="T21" style:family="text">
      <style:text-properties style:text-position="-33% 58%"/>
    </style:style>
    <style:style style:name="T22" style:family="text">
      <style:text-properties style:text-position="0% 100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1: <text:s/></text:span></text:p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9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/></text:p>
            <text:p>y - метки</text:p>
            <text:p/>
            <text:p>a(x)=C(b(x)) - классификатор</text:p>
            <text:p/>
            <text:p>b : X <text:span text:style-name="T6">→ </text:span>R - базовый алгоритм</text:p>
            <text:p><text:span text:style-name="T7">C : R</text:span> <text:span text:style-name="T6">→ y - решающее правило</text:span></text:p>
            <text:p><text:span text:style-name="T6"/></text:p>
            <text:p><text:span text:style-name="T6">R - множество оценок (существенно шире чем y)</text:span></text:p>
            <text:p><text:span text:style-name="T6"/></text:p>
            <text:p><text:span text:style-name="T8">композиция базовых алгоритмов </text:span><text:span text:style-name="T6">b</text:span><text:span text:style-name="T9">i</text:span><text:span text:style-name="T6">(x)</text:span></text:p>
            <text:p><text:span text:style-name="T8">a(x) = C( F( b</text:span><text:span text:style-name="T10">1</text:span><text:span text:style-name="T8">(x),...,</text:span><text:span text:style-name="T6">b</text:span><text:span text:style-name="T9">t</text:span><text:span text:style-name="T6">(x) ) )</text:span></text:p>
            <text:p><text:span text:style-name="T6"/></text:p>
            <text:p><text:span text:style-name="T8">F : R</text:span><text:span text:style-name="T11">t</text:span><text:span text:style-name="T8"> </text:span><text:span text:style-name="T6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3" draw:text-style-name="P2" draw:layer="layout" svg:width="23cm" svg:height="10.267cm" svg:x="3cm" svg:y="4.2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6">классификация на 2 класса</text:span></text:p>
            <text:p><text:span text:style-name="T6">a(x) = sign(b(x)) </text:span></text:p>
            <text:p><text:span text:style-name="T8">y={-1,0,1} ; <text:s/>b: X → </text:span><text:span text:style-name="T8">ℝ</text:span><text:span text:style-name="T8"> <text:s/>; C(b) = </text:span><text:span text:style-name="T6">sign(b)</text:span></text:p>
            <text:p><text:span text:style-name="T6"/></text:p>
            <text:p><text:span text:style-name="T6"/></text:p>
            <text:p><text:span text:style-name="T6">классификация на m классов</text:span></text:p>
            <text:p><text:span text:style-name="T15">a(x)=argmax </text:span><text:span text:style-name="T16">b</text:span><text:span text:style-name="T17">t</text:span><text:span text:style-name="T16">(x)</text:span></text:p>
            <text:p><text:span text:style-name="T8">y={1,..,m} ; <text:s/>R=ℝ</text:span><text:span text:style-name="T11">m </text:span><text:span text:style-name="T18">; b : X → ℝ</text:span><text:span text:style-name="T11">m</text:span><text:span text:style-name="T18"> ; C(b</text:span><text:span text:style-name="T10">1</text:span><text:span text:style-name="T18">,...b</text:span><text:span text:style-name="T10">m</text:span><text:span text:style-name="T18">)=argmax b</text:span><text:span text:style-name="T10">t</text:span></text:p>
            <text:p><text:span text:style-name="T18"/></text:p>
            <text:p><text:span text:style-name="T18">регрессия </text:span></text:p>
            <text:p><text:span text:style-name="T18">y=R=ℝ ; C(b)=b <text:s/>(решающее правило вырождено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" draw:text-style-name="P2" draw:layer="layout" svg:width="9cm" svg:height="0.988cm" svg:x="6.4cm" svg:y="4.4cm">
          <draw:text-box>
            <text:p><text:span text:style-name="T12">примеры композиций</text:span></text:p>
          </draw:text-box>
        </draw:frame>
        <draw:frame draw:style-name="gr5" draw:text-style-name="P4" draw:layer="layout" svg:width="10.736cm" svg:height="2.29cm" svg:x="1.6cm" svg:y="6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4" draw:layer="layout" svg:width="13.228cm" svg:height="2.29cm" svg:x="1.2cm" svg:y="9.51cm">
          <draw:object xlink:href="./Object 3" xlink:type="simple" xlink:show="embed" xlink:actuate="onLoad">
            <loext:p text:style-name="P4"/>
          </draw:object>
          <draw:image xlink:href="./ObjectReplacements/Object 3" xlink:type="simple" xlink:show="embed" xlink:actuate="onLoad"/>
        </draw:frame>
        <draw:frame draw:style-name="gr5" draw:text-style-name="P4" draw:layer="layout" svg:width="15.57cm" svg:height="2.29cm" svg:x="1.4cm" svg:y="1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2" draw:layer="layout" svg:width="11cm" svg:height="0.988cm" svg:x="13.4cm" svg:y="6.8cm">
          <draw:text-box>
            <text:p>простое голосование </text:p>
          </draw:text-box>
        </draw:frame>
        <draw:frame draw:style-name="gr8" draw:text-style-name="P5" draw:layer="layout" svg:width="10.6cm" svg:height="1.388cm" svg:x="15.4cm" svg:y="10cm">
          <draw:text-box>
            <text:p>взвешенное голосование</text:p>
          </draw:text-box>
        </draw:frame>
        <draw:frame draw:style-name="gr9" draw:text-style-name="P5" draw:layer="layout" svg:width="6.784cm" svg:height="0.989cm" svg:x="17.616cm" svg:y="14.211cm">
          <draw:text-box>
            <text:p>смесь алгоритмов 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0" draw:text-style-name="P2" draw:layer="layout" svg:width="17.4cm" svg:height="4.33cm" svg:x="0.8cm" svg:y="3.919cm">
          <draw:text-box>
            <text:p><text:span text:style-name="T19">бустинг</text:span></text:p>
            <text:p/>
            <text:p>X <text:span text:style-name="T6">⊂ ℝ</text:span><text:span text:style-name="T20">n</text:span><text:span text:style-name="T6"> </text:span>- объекты <text:s text:c="2"/>; <text:s text:c="2"/>y={-1;+1} - метки</text:p>
            <text:p/>
            <text:p><text:span text:style-name="T8">b</text:span><text:span text:style-name="T10">t</text:span><text:span text:style-name="T8">(x)</text:span><text:span text:style-name="T7">: X </text:span><text:s/><text:span text:style-name="T6">→ {-1, 0, +1} <text:s/>классификатор с отказами</text:span></text:p>
          </draw:text-box>
        </draw:frame>
        <draw:frame draw:style-name="gr6" draw:text-style-name="P4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10.6cm" svg:height="1.388cm" svg:x="0.8cm" svg:y="8.6cm">
          <draw:text-box>
            <text:p>взвешенное голосование</text:p>
          </draw:text-box>
        </draw:frame>
        <draw:frame draw:style-name="gr6" draw:text-style-name="P4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5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2" draw:text-style-name="P5" draw:layer="layout" svg:width="23.4cm" svg:height="1.87cm" svg:x="2.8cm" svg:y="14.785cm">
          <draw:text-box>
            <text:p><text:span text:style-name="T7">последовательно добавляем компоненты a</text:span><text:span text:style-name="T21">t</text:span>b<text:span text:style-name="T21">t</text:span>(x)</text:p>
            <text:p>при этом фиксируем предыдущие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3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14" draw:text-style-name="P4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14" draw:text-style-name="P4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6" draw:text-style-name="P5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7" draw:text-style-name="P5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4" draw:text-style-name="P4" draw:layer="layout" svg:width="12.799cm" svg:height="2.785cm" svg:x="4.22cm" svg:y="13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8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19" draw:text-style-name="P4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0" draw:text-style-name="P5" draw:layer="layout" svg:width="10.6cm" svg:height="1.388cm" svg:x="1cm" svg:y="5.6cm">
          <draw:text-box>
            <text:p>взвешенное голосование</text:p>
          </draw:text-box>
        </draw:frame>
        <draw:frame draw:style-name="gr21" draw:text-style-name="P5" draw:layer="layout" svg:width="15.2cm" svg:height="1.2cm" svg:x="11.6cm" svg:y="5.8cm">
          <draw:text-box>
            <text:p>функционал качества </text:p>
          </draw:text-box>
        </draw:frame>
        <draw:frame draw:style-name="gr22" draw:text-style-name="P5" draw:layer="layout" svg:width="19.4cm" svg:height="1cm" svg:x="1.2cm" svg:y="10.8cm">
          <draw:text-box>
            <text:p>для каждого учебного примера X введём вес w </text:p>
          </draw:text-box>
        </draw:frame>
        <draw:frame draw:style-name="gr19" draw:text-style-name="P4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9" draw:text-style-name="P4" draw:layer="layout" svg:width="10.302cm" svg:height="1.727cm" svg:x="1.8cm" svg:y="14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4" draw:layer="layout" svg:width="9.66cm" svg:height="1.727cm" svg:x="1.74cm" svg:y="17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5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2" draw:text-style-name="P5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3" draw:text-style-name="P2" draw:layer="layout" svg:width="17.4cm" svg:height="1.237cm" svg:x="0.8cm" svg:y="3.919cm">
          <draw:text-box>
            <text:p><text:span text:style-name="T19">AdaBoost</text:span></text:p>
          </draw:text-box>
        </draw:frame>
        <draw:frame draw:style-name="gr24" draw:text-style-name="P5" draw:layer="layout" svg:width="26.2cm" svg:height="5.2cm" svg:x="1cm" svg:y="5.6cm">
          <draw:text-box>
            <text:p>теорема Freund, Schapire (1996)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1">T </text:span><text:span text:style-name="T22">достигается при</text:span></text:p>
            <text:p><text:span text:style-name="T22">следующих параметрах.</text:span></text:p>
          </draw:text-box>
        </draw:frame>
        <draw:frame draw:style-name="gr19" draw:text-style-name="P4" draw:layer="layout" svg:width="7.051cm" svg:height="2.525cm" svg:x="1.698cm" svg:y="11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4" draw:layer="layout" svg:width="12.134cm" svg:height="1.595cm" svg:x="11.266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custom-shape draw:style-name="gr25" draw:text-style-name="P6" xml:id="id1" draw:id="id1" draw:layer="layout" svg:width="11.704cm" svg:height="1.2cm" svg:x="2.496cm" svg:y="5.8cm">
          <text:p text:style-name="P4"><text:span text:style-name="T7">инициализировать веса сети </text:span><text:span text:style-name="T23">w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xml:id="id2" draw:id="id2" draw:layer="layout" svg:width="9.493cm" svg:height="1cm" svg:x="7.307cm" svg:y="8.8cm">
          <text:p text:style-name="P4"><text:span text:style-name="T7">вычисляем потерю E</text:span><text:span text:style-name="T24">(w)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3" draw:id="id3" draw:layer="layout" svg:width="8.688cm" svg:height="2.8cm" svg:x="7.712cm" svg:y="10.8cm">
          <text:p text:style-name="P4"><text:span text:style-name="T25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9" xml:id="id4" draw:id="id4" draw:layer="layout" svg:width="3.097cm" svg:height="1.703cm" svg:x="18.303cm" svg:y="12.4cm">
          <text:p text:style-name="P4"><text:span text:style-name="T26">конец </text:span></text:p>
          <text:p text:style-name="P4"><text:span text:style-name="T26">работы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5" draw:id="id5" draw:layer="layout" svg:width="7.2cm" svg:height="2.2cm" svg:x="6.6cm" svg:y="15.6cm">
          <text:p text:style-name="P4"><text:span text:style-name="T7">значение </text:span></text:p>
          <text:p text:style-name="P4"><text:span text:style-name="T7">градиента </text:span><text:span text:style-name="T24">∇E(</text:span><text:span text:style-name="T23">w</text:span><text:span text:style-name="T27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xml:id="id6" draw:id="id6" draw:layer="layout" svg:width="5.8cm" svg:height="2.6cm" svg:x="1.4cm" svg:y="11cm">
          <text:p text:style-name="P4"><text:span text:style-name="T7">корректируем </text:span></text:p>
          <text:p text:style-name="P4"><text:span text:style-name="T7">параметры </text:span></text:p>
          <text:p text:style-name="P4"><text:span text:style-name="T23">w</text:span><text:span text:style-name="T24">:=</text:span><text:span text:style-name="T23">w</text:span><text:span text:style-name="T24">−η⋅∇E(</text:span><text:span text:style-name="T23">w</text:span><text:span text:style-name="T24">)</text:span>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svg:x1="8.348cm" svg:y1="7cm" svg:x2="12.053cm" svg:y2="8.8cm" draw:start-shape="id1" draw:start-glue-point="2" draw:end-shape="id2" draw:end-glue-point="0" svg:d="M8348 7000v900h3705v900" svg:viewBox="0 0 3706 1801">
          <text:p/>
        </draw:connector>
        <draw:connector draw:style-name="gr31" draw:text-style-name="P10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31" draw:text-style-name="P10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31" draw:text-style-name="P10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31" draw:text-style-name="P10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31" draw:text-style-name="P10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32" draw:text-style-name="P5" draw:layer="layout" svg:width="12.567cm" svg:height="1.589cm" svg:x="9.233cm" svg:y="3.8cm">
          <draw:text-box>
            <text:p><text:span text:style-name="T28">градиентный спуск 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layer="layout" svg:width="24.199cm" svg:height="1.763cm" svg:x="0.801cm" svg:y="1.637cm" presentation:class="title" presentation:user-transformed="true">
          <draw:text-box>
            <text:p><text:span text:style-name="T5">композиции классификаторов: литература</text:span></text:p>
          </draw:text-box>
        </draw:frame>
        <draw:frame draw:style-name="gr33" draw:text-style-name="P11" draw:layer="layout" svg:width="24.2cm" svg:height="9.2cm" svg:x="1cm" svg:y="4.6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item>
                <text:p><text:span text:style-name="T29">К.В. Воронцов Нейронные сети. - курс "Машинное обучение" ШАД Яндекс 2014</text:span></text:p>
                <text:p><text:span text:style-name="T29"/></text:p>
              </text:list-item>
              <text:list-item>
                <text:p>Е.С.Борисов О методах обучения многослойных нейронных сетей прямого распространения. </text:p>
                <text:p><text:span text:style-name="T31">http://mechanoid.kiev.ua/neural-net-backprop.html</text:span></text:p>
                <text:p/>
                <text:p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presentation:style-name="pr6" draw:text-style-name="P12" draw:layer="layout" svg:width="25.199cm" svg:height="15.2cm" svg:x="1.4cm" svg:y="4cm" presentation:class="subtitle" presentation:user-transformed="true">
          <draw:text-box>
            <text:p text:style-name="P4"><text:span text:style-name="T32">Вопросы ?</text:span></text:p>
          </draw:text-box>
        </draw:frame>
        <draw:frame draw:style-name="gr34" draw:text-style-name="P10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layer="layout" svg:width="24.4cm" svg:height="1.607cm" svg:x="1cm" svg:y="1.8cm" presentation:class="title" presentation:user-transformed="true">
          <draw:text-box>
            <text:p><text:span text:style-name="T5">композиции классификаторов: </text:span><text:span text:style-name="T33">практика</text:span></text:p>
          </draw:text-box>
        </draw:frame>
        <draw:frame draw:style-name="gr35" draw:text-style-name="P10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36" draw:text-style-name="P10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37" draw:text-style-name="P16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3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header>
                <text:p text:style-name="P14"><text:span text:style-name="T34"/></text:p>
              </text:list-header>
              <text:list-item>
                <text:p>разделить на train/test</text:p>
              </text:list-item>
              <text:list-item>
                <text:p>реализовать minibatch</text:p>
              </text:list-item>
              <text:list-item>
                <text:p>реализовать одну из модификаций GD</text:p>
              </text:list-item>
              <text:list-item>
                <text:p text:style-name="P15">посчитать метрики качества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25T19:39:24.807849000</dc:date>
    <meta:editing-duration>P1DT21H17M29S</meta:editing-duration>
    <meta:editing-cycles>539</meta:editing-cycles>
    <meta:generator>LibreOffice/6.1.1.2$MacOSX_X86_64 LibreOffice_project/5d19a1bfa650b796764388cd8b33a5af1f5baa1b</meta:generator>
    <meta:document-statistic meta:object-count="12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